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ource Han Serif CN" svg:font-family="'Source Han Serif CN'" style:font-family-generic="system" style:font-pitch="variable"/>
  </office:font-face-decls>
  <office:automatic-styles>
    <style:style style:name="P1" style:family="paragraph" style:parent-style-name="Standard">
      <style:text-properties style:text-underline-style="none" officeooo:rsid="00081ee6" officeooo:paragraph-rsid="00081ee6"/>
    </style:style>
    <style:style style:name="P2" style:family="paragraph" style:parent-style-name="Standard">
      <style:text-properties style:text-underline-style="none" fo:font-weight="bold" officeooo:rsid="00081ee6" officeooo:paragraph-rsid="00081ee6" style:font-weight-asian="bold" style:font-weight-complex="bold"/>
    </style:style>
    <style:style style:name="P3" style:family="paragraph" style:parent-style-name="Standard">
      <style:text-properties style:text-underline-style="none" fo:font-weight="bold" officeooo:rsid="00097827" officeooo:paragraph-rsid="00097827" style:font-weight-asian="bold" style:font-weight-complex="bold"/>
    </style:style>
    <style:style style:name="P4" style:family="paragraph" style:parent-style-name="Standard">
      <style:text-properties style:text-underline-style="none" fo:font-weight="bold" officeooo:rsid="0012372a" officeooo:paragraph-rsid="0016b7f5" style:font-weight-asian="bold" style:font-weight-complex="bold"/>
    </style:style>
    <style:style style:name="P5" style:family="paragraph" style:parent-style-name="Standard">
      <style:text-properties style:text-underline-style="none" fo:font-weight="bold" officeooo:rsid="001338bc" officeooo:paragraph-rsid="001338bc" style:font-weight-asian="bold" style:font-weight-complex="bold"/>
    </style:style>
    <style:style style:name="P6" style:family="paragraph" style:parent-style-name="Standard">
      <style:text-properties style:text-underline-style="none" fo:font-weight="bold" officeooo:rsid="001469fa" officeooo:paragraph-rsid="001469fa" style:font-weight-asian="bold" style:font-weight-complex="bold"/>
    </style:style>
    <style:style style:name="P7" style:family="paragraph" style:parent-style-name="Standard">
      <style:text-properties style:text-underline-style="none" fo:font-weight="bold" officeooo:rsid="00184e38" officeooo:paragraph-rsid="00184e38" style:font-weight-asian="bold" style:font-weight-complex="bold"/>
    </style:style>
    <style:style style:name="P8" style:family="paragraph" style:parent-style-name="Standard">
      <style:text-properties style:text-underline-style="none" fo:font-weight="normal" officeooo:rsid="00097827" officeooo:paragraph-rsid="00097827" style:font-weight-asian="normal" style:font-weight-complex="normal"/>
    </style:style>
    <style:style style:name="P9" style:family="paragraph" style:parent-style-name="Standard">
      <style:text-properties style:text-underline-style="none" fo:font-weight="bold" officeooo:rsid="00184e38" officeooo:paragraph-rsid="00184e38" style:font-weight-asian="bold" style:font-weight-complex="bold"/>
    </style:style>
    <style:style style:name="P10" style:family="paragraph" style:parent-style-name="Standard">
      <style:text-properties style:text-underline-style="none" fo:font-weight="bold" officeooo:rsid="001b5bc0" officeooo:paragraph-rsid="001b5bc0" style:font-weight-asian="bold" style:font-weight-complex="bold"/>
    </style:style>
    <style:style style:name="P11" style:family="paragraph" style:parent-style-name="Standard">
      <style:text-properties style:text-underline-style="none" fo:font-weight="bold" officeooo:rsid="001b5bc0" officeooo:paragraph-rsid="00222c66" style:font-weight-asian="bold" style:font-weight-complex="bold"/>
    </style:style>
    <style:style style:name="P12" style:family="paragraph" style:parent-style-name="Standard">
      <style:text-properties style:text-underline-style="none" fo:font-weight="bold" officeooo:rsid="001fd0af" officeooo:paragraph-rsid="001fd0af" style:font-weight-asian="bold" style:font-weight-complex="bold"/>
    </style:style>
    <style:style style:name="P13" style:family="paragraph" style:parent-style-name="Standard">
      <style:text-properties style:text-underline-style="none" fo:font-weight="bold" officeooo:rsid="0022d4ad" officeooo:paragraph-rsid="0022d4ad" style:font-weight-asian="bold" style:font-weight-complex="bold"/>
    </style:style>
    <style:style style:name="P14" style:family="paragraph" style:parent-style-name="Standard">
      <style:text-properties style:text-underline-style="none" fo:font-weight="bold" officeooo:rsid="0022d4ad" officeooo:paragraph-rsid="0028f735" style:font-weight-asian="bold" style:font-weight-complex="bold"/>
    </style:style>
    <style:style style:name="P15" style:family="paragraph" style:parent-style-name="Standard">
      <style:text-properties style:text-underline-style="none" fo:font-weight="bold" officeooo:rsid="0022d4ad" officeooo:paragraph-rsid="002ac14a" style:font-weight-asian="bold" style:font-weight-complex="bold"/>
    </style:style>
    <style:style style:name="P16" style:family="paragraph" style:parent-style-name="Standard">
      <style:text-properties style:text-underline-style="none" fo:font-weight="bold" officeooo:rsid="0022d4ad" officeooo:paragraph-rsid="0039f29b" style:font-weight-asian="bold" style:font-weight-complex="bold"/>
    </style:style>
    <style:style style:name="T1" style:family="text">
      <style:text-properties officeooo:rsid="00129eb4"/>
    </style:style>
    <style:style style:name="T2" style:family="text">
      <style:text-properties officeooo:rsid="00162190"/>
    </style:style>
    <style:style style:name="T3" style:family="text">
      <style:text-properties officeooo:rsid="00212ebc"/>
    </style:style>
    <style:style style:name="T4" style:family="text">
      <style:text-properties officeooo:rsid="002ac14a"/>
    </style:style>
    <style:style style:name="T5" style:family="text">
      <style:text-properties fo:color="#000000" officeooo:rsid="002ac14a"/>
    </style:style>
    <style:style style:name="T6" style:family="text">
      <style:text-properties fo:color="#000000"/>
    </style:style>
    <style:style style:name="T7" style:family="text">
      <style:text-properties fo:color="#000000" officeooo:rsid="002df3e8"/>
    </style:style>
    <style:style style:name="T8" style:family="text">
      <style:text-properties fo:color="#000000" officeooo:rsid="002eefab"/>
    </style:style>
    <style:style style:name="T9" style:family="text">
      <style:text-properties fo:color="#000000" style:text-position="super 58%" officeooo:rsid="002eefab"/>
    </style:style>
    <style:style style:name="T10" style:family="text">
      <style:text-properties fo:color="#000000" style:text-position="0% 100%" officeooo:rsid="002eefab"/>
    </style:style>
    <style:style style:name="T11" style:family="text">
      <style:text-properties fo:color="#000000" style:text-position="0% 100%" officeooo:rsid="0030c543"/>
    </style:style>
    <style:style style:name="T12" style:family="text">
      <style:text-properties fo:color="#000000" style:text-position="0% 100%" officeooo:rsid="003430bf"/>
    </style:style>
    <style:style style:name="T13" style:family="text">
      <style:text-properties fo:color="#000000" style:text-position="0% 100%" officeooo:rsid="0036204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数据聚类可视化分析工具</text:p>
      <text:p text:style-name="P1"/>
      <text:p text:style-name="P2">摘要</text:p>
      <text:p text:style-name="P2">关键字</text:p>
      <text:p text:style-name="P1">聚类、可视化，降维</text:p>
      <text:p text:style-name="P3">引言</text:p>
      <text:p text:style-name="P8"><text:tab/>聚类、可视化，为什么要做这个工具</text:p>
      <text:p text:style-name="P3">相关工作</text:p>
      <text:p text:style-name="P3">工具的设计</text:p>
      <text:p text:style-name="P3">视图</text:p>
      <text:p text:style-name="P3"><text:tab/>为了使数据分析人员对数据更好的完成聚类工作，本工具提供了以下几个视图接口。</text:p>
      <text:p text:style-name="P4">1. <text:s/>原生表格。原生表格支持数据的浏览、编辑、过滤和排序，以<text:span text:style-name="T1">Excel表格的形式显示最原始的数据，</text:span>是用户导入数据后最先看到的接口，<text:span text:style-name="T1">带给数据分析人员熟悉的体验。</text:span></text:p>
      <text:p text:style-name="P5">2. 投影视图。在聚类的过程中，数据分析人员往往要处理的数据往往是高维的，这些数据无法直接以图形编码的方式显示出来，所以本工具提供了维度缩减的功能，可以将高维数据通过PCA或者MDS算法降到两维，并通过散点图的形式显示出来。对于聚类完成后的数据，会以不同的颜色显示，使用户对聚类信息有一个直观的视觉感受。</text:p>
      <text:p text:style-name="P5">3. 聚类视图。聚类热图负责显示当前的聚类结果。热图的每一行对应于原数据中的特征值，每一列对应于数据聚类之后的簇，同时，列按照簇的大小由大到小排列，列名对应为簇的大小，列名的背景颜色和散点图中簇的颜色对应，热图的单元格的颜色编码由每一簇中不同特征值所对应数据的平均值的大小决定。为了让用户方便的调整聚类数量，在聚类热图的上方设置了一个滑动条，可实时通过滑动条改变聚类方案。此外，用户可通过点击选取同一行不同列的两个单元格，来对两个簇中同一特征下的数据进行方差分析，分析的结果在数据统计视图显示。</text:p>
      <text:p text:style-name="P6">4. 数据统计视图。数据统计视图由两部分组成，一部分是用来显示对聚类数据进行单因素方差分析后的结果，该结果包括<text:span text:style-name="T2">F值、p值和效应量，以表格的形式显示给用户；第二个部分用来显示原生数据中每对特征值之间的相关系数，该结果以直方图的形式呈现给用户，其中，直方图的y坐标值是由两个特征名组成的，这两个特征名所对应的柱状图表征相关系数的大小，并对y值按照对应的相关系数大小由上到下排序显示。</text:span></text:p>
      <text:p text:style-name="P7"/>
      <text:p text:style-name="P7">交互</text:p>
      <text:p text:style-name="P7">1. <text:s/>特征值的隐藏与显示，删除与添加。数据中不同的特征值可能会对数据的的降维或者聚类产生不同的影响，这时候，找到对降维和聚类有重要影响的的特征值就比较重要。用户选择隐藏某一列或某几列后对数据进行投影或聚类，可以在散点图上清晰的看到数据变化，如果隐藏的特征值对数据的投影或聚类没有产生明显的影响，用户可以通过删除该特征值达到减少数据维度的目的。</text:p>
      <text:p text:style-name="P12">2. 行的添加与删除。用户在聚类过程中可以添加新的数据点，也可以将觉得不重要的数据点删除掉。</text:p>
      <text:p text:style-name="P10"><text:span text:style-name="T3">3</text:span>. <text:s/>数据的过滤。用户可以选择多种过滤数据过滤方式，包括相等、包含、不包含、不相等、开始于和结束于，且支持“与”和“或”操作，可以快速的将目标数据呈现出来，供用户编辑。</text:p>
      <text:p text:style-name="P11"><text:span text:style-name="T3">4</text:span>. 关联更新技术。本工具的设计目标之一就是提供给用户极佳的交互体验，使用户可以迭代地完成数据的聚类操作，其中，关联更新技术是实现交互功能的基础。用户通过观察散点图，可能会对某个点的数据产生兴趣，这时，只要双击该数据点，表格就会以高亮数据点的方式帮你定位并显示出来。如果用户想分析该点数据中的特征值会对数据的投影和聚类产生的影响，可以通过双击该数据点的相应特征值对应的单元格，在弹出的编辑视图中改变数据，并在散点图上通过一条直线来观察到该数据点的移动，通过移动的大小和方向，我们可以得知该特征值对聚类产生的影响。</text:p>
      <text:p text:style-name="P13">5. 数据的保存。数据支持多种导出方式，包括csv格式文件、pdf文件和excel格式文件。</text:p>
      <text:p text:style-name="P13"/>
      <text:p text:style-name="P13">降维</text:p>
      <text:p text:style-name="P14"><text:soft-page-break/><text:tab/>降维可以把高维空间的数据投影到低维空间，同时，被降维后的数据仍然保持着数据在高维空间中相似的某种内部联系。在可视化过程中，由于数据大多是高维的，我们不能直接从视觉上观察到聚类之后的结果，只能通过降维这种方法将数据投影到三维或者二维空间。</text:p>
      <text:p text:style-name="P15"><text:tab/>降维操作除了用于可视化之外，还可用于去除冗余特征、加快计算速度、减少存储空间等，所以对于降维算法的研究始终是一个热门领域，目前，有非常多的效果显著的优秀降维算法供我们选择使用，比如主成分分析（<text:span text:style-name="T4">PCA</text:span>），<text:span text:style-name="T5">Classical Multidimensional Scaling（CMDS），non – 多维数字缩放（MDS），Isomap，局部线性嵌入（LLE）和t分布随机邻域嵌入（t-S</text:span><text:span text:style-name="T6">NE）。其中，</text:span><text:span text:style-name="T7">PCA算法在机器学习中经常被使用，所以，在设计本工具时，我选用了PCA算法用作数据的降维，PCA将高维空间中的数据线性变换到低维空间，低维空间中的坐标为方差最大的几个主成分变量。为了在二维平面上可视化数据，我们需要通过</text:span><text:span text:style-name="T8">PCA找到数据中方差最大的两个主成分e</text:span><text:span text:style-name="T9">0</text:span><text:span text:style-name="T10">和e</text:span><text:span text:style-name="T9">1</text:span><text:span text:style-name="T10">，并将数据线性变换到二维空间显示在散点图上。虽然可以有效的降维数据，但是</text:span><text:span text:style-name="T11">PCA并不能告诉我们生成的两个主成分的意义，以及和特征变量的关系，为了弥补降维算法的不足，帮助用户挖掘数据之间的联系，工具引入了前向投影的方法，使用户编辑数据时，可以通过观察散点图上数据点的实时变化，对数据特征值的重要性有一个大体的推断。</text:span></text:p>
      <text:p text:style-name="P15"><text:span text:style-name="T11"/></text:p>
      <text:p text:style-name="P15"><text:span text:style-name="T11">视觉编码</text:span></text:p>
      <text:p text:style-name="P15"><text:span text:style-name="T11"/></text:p>
      <text:p text:style-name="P15"><text:span text:style-name="T11">性能</text:span></text:p>
      <text:p text:style-name="P15"><text:span text:style-name="T11"/></text:p>
      <text:p text:style-name="P15"><text:span text:style-name="T11">数据报告</text:span></text:p>
      <text:p text:style-name="P15"><text:span text:style-name="T11"/></text:p>
      <text:p text:style-name="P15"><text:span text:style-name="T11">系统信息</text:span></text:p>
      <text:p text:style-name="P16"><text:span text:style-name="T11"><text:tab/>在设计工具时，考虑到平台兼容性和数据计算时的性能问题，我采用了客户端和服务器这一模型，并将该工具做成一个web项目，前端作为接口只负责和用户的交互，后端则负责要求比较高的数据计算，这样对用户来说，不用考虑硬件条件。在前端的构建过程中，用到了ag-grid.</text:span><text:span text:style-name="T12">js[1]、</text:span><text:span text:style-name="T13">vue.js[2]、echarts.js[3]等js库，分别用来实现表格、交互、散点图和热图功能。后端部分使用了spring mvc技术，tomcat作服务器，由于python在数据处理方面有着丰富的第三方库，所以借助于pytorch、numpy、scipy，实现了聚类、投影和数据统计三大模块 ，并通过java调用python脚本来处理数据。</text:span></text:p>
      <text:p text:style-name="P15"><text:span text:style-name="T5"><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9T15:40:24.661830224</meta:creation-date>
    <dc:date>2019-04-02T19:54:52.615120377</dc:date>
    <meta:editing-duration>PT5H55M9S</meta:editing-duration>
    <meta:editing-cycles>3</meta:editing-cycles>
    <meta:generator>LibreOffice/6.1.5.2$Linux_X86_64 LibreOffice_project/10$Build-2</meta:generator>
    <meta:document-statistic meta:table-count="0" meta:image-count="0" meta:object-count="0" meta:page-count="2" meta:paragraph-count="29" meta:word-count="2113" meta:character-count="2298" meta:non-whitespace-character-count="2274"/>
  </office:meta>
</office:document-meta>
</file>